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376092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Расчет прибыли на 1 акцию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5" office:value-type="string" calcext:value-type="string">
            <text:p>Вариант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Чистая прибыль компании АО "Инфо " за отчетный год составила</text:p>
          </table:table-cell>
          <table:table-cell table:number-columns-repeated="5"/>
        </table:table-row>
        <table:table-row table:style-name="ro3">
          <table:table-cell office:value-type="float" office:value="7750000" calcext:value-type="float">
            <text:p>775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Размер выплаченных дивидендов по привилегированным акциям</text:p>
          </table:table-cell>
          <table:table-cell table:number-columns-repeated="5"/>
        </table:table-row>
        <table:table-row table:style-name="ro3">
          <table:table-cell office:value-type="float" office:value="495000" calcext:value-type="float">
            <text:p>495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Средневзвешенное колличество обыкновенных акций <text:s/>в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отчетном году составило</text:p>
          </table:table-cell>
          <table:table-cell table:number-columns-repeated="5"/>
        </table:table-row>
        <table:table-row table:style-name="ro3">
          <table:table-cell office:value-type="float" office:value="589000" calcext:value-type="float">
            <text:p>589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При этом в течение отчетного периода компания выпустила следующие 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финансовые инструменты: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<text:s/>1. <text:s text:c="7"/>20 апреля были выпущены опционы на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дней до конца года</text:p>
          </table:table-cell>
        </table:table-row>
        <table:table-row table:style-name="ro3">
          <table:table-cell office:value-type="string" calcext:value-type="string">
            <text:p>61000 обыкновенных акций</text:p>
          </table:table-cell>
          <table:table-cell/>
          <table:table-cell office:value-type="float" office:value="61000" calcext:value-type="float">
            <text:p>61000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<text:s/>2. <text:s text:c="7"/>31 октября были выпущены опционы на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дня до конца года</text:p>
          </table:table-cell>
        </table:table-row>
        <table:table-row table:style-name="ro3">
          <table:table-cell office:value-type="string" calcext:value-type="string">
            <text:p>29100 обыкновенных акций</text:p>
          </table:table-cell>
          <table:table-cell/>
          <table:table-cell office:value-type="float" office:value="29100" calcext:value-type="float">
            <text:p>29100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1">
          <table:table-cell table:style-name="ce3" office:value-type="string" calcext:value-type="string">
            <text:p>Определить 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1. Базовую прибыль на <text:s/>акцию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2. Разводненную <text:s/>прибыль на <text:s/>акцию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Базовая прибыль на акцию предыдущего года 95,6 у.е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Количество дней в году 365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4" office:value-type="string" calcext:value-type="string">
            <text:p>Базовая прибыль на акцию:</text:p>
          </table:table-cell>
          <table:table-cell/>
          <table:table-cell table:formula="of:=([.A4]-[.A6])/[.A9]" office:value-type="float" office:value="12.3174872665535" calcext:value-type="float">
            <text:p>12.3174872665535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Разводненная прибыль на акцию:</text:p>
          </table:table-cell>
          <table:table-cell/>
          <table:table-cell table:formula="of:=([.A4]-[.A6])/(([.A9]*365+[.C13]*[.E12]+[.C15]*[.E14])/365)" office:value-type="float" office:value="11.398634871345" calcext:value-type="float">
            <text:p>11.3986348713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4:45.419924414</meta:creation-date>
    <meta:generator>LibreOffice/24.2.0.3$Linux_X86_64 LibreOffice_project/420$Build-3</meta:generator>
    <dc:date>2024-03-21T10:13:50.051089929</dc:date>
    <meta:editing-duration>PT9M52S</meta:editing-duration>
    <meta:editing-cycles>1</meta:editing-cycles>
    <meta:document-statistic meta:table-count="1" meta:cell-count="32" meta:object-count="0"/>
  </office:meta>
</office:document-meta>
</file>